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8" office:value-type="string" office:string-value="Trade Item Location Profile. Details">
            <text:p>Trade Item Location Profile. Details</text:p>
          </table:table-cell>
          <table:table-cell table:style-name="ce8" office:value-type="string" office:string-value=""/>
          <table:table-cell table:style-name="ce8" office:value-type="string" office:string-value="Trade Item Location Profile">
            <text:p>Trade Item Location Profi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TradeItem Information Request">
            <text:p>Trade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specifying trade item attributes relating to replenishment policies.">
            <text:p>A document specifying trade item attributes relating to replenishment polici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de Item Location Profile. UBL Version Identifier. Identifier">
            <text:p>Trade Item Location Profile. UBL Vers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de Item Location Profile. Customization Identifier. Identifier">
            <text:p>Trade Item Location Profile. Customiza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de Item Location Profile. Profile Identifier. Identifier">
            <text:p>Trade Item Location Profile. Profile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de Item Location Profile. Profile Execution Identifier. Identifier">
            <text:p>Trade Item Location Profile. Profile Execu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de Item Location Profile. Identifier">
            <text:p>Trade Item Location Profile.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de Item Location Profile. Copy_ Indicator. Indicator">
            <text:p>Trade Item Location Profile. Copy_ Indicator. Indicator</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de Item Location Profile. UUID. Identifier">
            <text:p>Trade Item Location Profile. UUID.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de Item Location Profile. Issue Date. Date">
            <text:p>Trade Item Location Profile. Issue Date. Dat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de Item Location Profile. Issue Time. Time">
            <text:p>Trade Item Location Profile. Issue Time. Tim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de Item Location Profile. Note. Text">
            <text:p>Trade Item Location Profile. Note. Text</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9" office:string-value="Trade Item Location Profile. Profile_ Status Code. Code">
            <text:p>Trade Item Location Profile. Profile_ Status Code. Code</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Profile">
            <text:p>Profile</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3]&lt;&gt;&quot;&quot;;CONCATENATE([.F13];&quot; &quot;;[.G13]);[.G13])"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is Trade Item Location Profile.">
            <text:p>A code signifying the status of this Trade Item Location Profi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10" office:value-type="string" office:string-value="Trade Item Location Profile. Period">
            <text:p>Trade Item Location Profile. Period</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Period.">
            <text:p>An association to Perio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Trade Item Location Profile. Document Reference">
            <text:p>Trade Item Location Profile. Document Referenc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rade Item Location Profile. Signature">
            <text:p>Trade Item Location Profile. Signatur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Trade Item Location Profile. Sender_ Party. Party">
            <text:p>Trade Item Location Profile. Send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text:p>The s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Trade Item Location Profile. Receiver_ Party. Party">
            <text:p>Trade Item Location Profile. Receiv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text:p>The receiv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Trade Item Location Profile. Buyer_ Customer Party. Customer Party">
            <text:p>Trade Item Location Profile. Buyer_ Customer Party. Custom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Trade Item Location Profile. Seller_ Supplier Party. Supplier Party">
            <text:p>Trade Item Location Profile. Seller_ Supplier Party. Suppli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10" office:value-type="string" office:string-value="Trade Item Location Profile. Item Management Profile">
            <text:p>Trade Item Location Profile. Item Management Profil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tem Management Profile">
            <text:p>Item Management Profile</text:p>
          </table:table-cell>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file specifying replenishment policies for a particular trade item.">
            <text:p>A profile specifying replenishment policies for a particular trade item.</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